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1" svg:font-family="'Times New Roman'"/>
    <style:font-face style:name="Traditional Arabic" svg:font-family="'Traditional Arabic'"/>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ystem" style:font-pitch="variable"/>
  </office:font-face-decls>
  <office:automatic-styles>
    <style:style style:name="P1" style:family="paragraph" style:parent-style-name="Standard">
      <style:paragraph-properties fo:text-align="justify" style:justify-single-word="false"/>
      <style:text-properties style:font-name="Georgia"/>
    </style:style>
    <style:style style:name="P2" style:family="paragraph" style:parent-style-name="Text_20_body">
      <style:paragraph-properties fo:text-align="justify" style:justify-single-word="false"/>
      <style:text-properties style:font-name="Georgia"/>
    </style:style>
    <style:style style:name="P3" style:family="paragraph" style:parent-style-name="Heading_20_1">
      <style:paragraph-properties fo:text-align="center" style:justify-single-word="false"/>
    </style:style>
    <style:style style:name="T1" style:family="text">
      <style:text-properties style:font-name="Georgi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Pemuda Muhammadiyah</text:span> </text:h>
      <text:p text:style-name="Standard"/>
      <text:p text:style-name="P1">Spirit Muhammadiyah senantiasa mengilhami setiap organisasi otonom di lingkungan <text:line-break/>Muhammadiyah. Demikian pula halnya dengan Pemuda Muhammadiyah, yang lahir dengan semangat yang sama dengan berdirinya Muhammadiyah, yaitu semangat untuk membangun generasi yang tangguh untuk masa mendatang. Sebagai salah satu organisasi otonom tertua di lingkungan Muhammadiyah (berdiri pada tanggal 2 Mei 1932), Pemuda Muhammadiyah hadir sebagai pelopor, pelangsung, dan penyempurna perjuangan Muhammadiyah. </text:p>
      <text:p text:style-name="P1"/>
      <text:p text:style-name="P1"/>
      <text:p text:style-name="P2">Sumber : http://www.muhammadiyah.or.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Traditional Arabic" svg:font-family="'Traditional Arabic'"/>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iberation Sans" style:font-size-asian="10.5pt" style:language-asian="ja" style:country-asian="JP" style:font-name-complex="Traditional Arabic"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Liberation Sans" style:font-size-asian="14pt" style:font-name-complex="Traditional Arabic"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raditional Arabic"/>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raditional Arab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raditional Arab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zharuddin</meta:initial-creator>
    <meta:creation-date>2010-04-12T09:24:46</meta:creation-date>
    <dc:date>2010-04-12T09:47:30</dc:date>
    <dc:creator>Azharuddin</dc:creator>
    <meta:editing-duration>PT00H01M32S</meta:editing-duration>
    <meta:editing-cycles>4</meta:editing-cycles>
    <meta:generator>OpenOffice.org/3.0$Linux OpenOffice.org_project/300m15$Build-9379</meta:generator>
    <meta:document-statistic meta:table-count="0" meta:image-count="0" meta:object-count="0" meta:page-count="1" meta:paragraph-count="3" meta:word-count="65" meta:character-count="549"/>
    <meta:user-defined meta:name="Info 1"/>
    <meta:user-defined meta:name="Info 2"/>
    <meta:user-defined meta:name="Info 3"/>
    <meta:user-defined meta:name="Info 4"/>
  </office:meta>
</office:document-meta>
</file>